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5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13.01mm"/>
    </style:style>
    <style:style style:name="co4" style:family="table-column">
      <style:table-column-properties fo:break-before="auto" style:column-width="18.15mm"/>
    </style:style>
    <style:style style:name="co5" style:family="table-column">
      <style:table-column-properties fo:break-before="auto" style:column-width="12.17mm"/>
    </style:style>
    <style:style style:name="co6" style:family="table-column">
      <style:table-column-properties fo:break-before="auto" style:column-width="13.6mm"/>
    </style:style>
    <style:style style:name="co7" style:family="table-column">
      <style:table-column-properties fo:break-before="auto" style:column-width="55.74mm"/>
    </style:style>
    <style:style style:name="co8" style:family="table-column">
      <style:table-column-properties fo:break-before="auto" style:column-width="95.14mm"/>
    </style:style>
    <style:style style:name="co9" style:family="table-column">
      <style:table-column-properties fo:break-before="auto" style:column-width="85.5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4mm" fo:break-before="auto" style:use-optimal-row-height="true"/>
    </style:style>
    <style:style style:name="ro3" style:family="table-row">
      <style:table-row-properties style:row-height="8.71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number-columns-repeated="1015" table:default-cell-style-name="ce1"/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Description of Risk</text:p>
          </table:table-cell>
          <table:table-cell office:value-type="string" calcext:value-type="string">
            <text:p>Probability (1-10)</text:p>
          </table:table-cell>
          <table:table-cell office:value-type="string" calcext:value-type="string">
            <text:p>Impact (1-10)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Triggers</text:p>
          </table:table-cell>
          <table:table-cell office:value-type="string" calcext:value-type="string">
            <text:p>Response Plan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Technical:</text:p>
          </table:table-cell>
          <table:table-cell office:value-type="string" calcext:value-type="string">
            <text:p>Gripper</text:p>
          </table:table-cell>
          <table:table-cell office:value-type="string" calcext:value-type="string">
            <text:p>servo breaks without prompting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SUM([.D3]*[.E3])" office:value-type="float" office:value="10" calcext:value-type="float">
            <text:p>10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gripper self-destructs breaking servo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D4]*[.E4])" office:value-type="float" office:value="15" calcext:value-type="float">
            <text:p>15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gripper self-destructs breaking plastic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D5]*[.E5])" office:value-type="float" office:value="6" calcext:value-type="float">
            <text:p>6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kinect:</text:p>
          </table:table-cell>
          <table:table-cell table:number-columns-repeated="3"/>
          <table:table-cell table:formula="of:=SUM([.D6]*[.E6])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ower supply voltage issues 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SUM([.D7]*[.E7])" office:value-type="float" office:value="14" calcext:value-type="float">
            <text:p>14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Runs too slowly on second PC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SUM([.D8]*[.E8])" office:value-type="float" office:value="12" calcext:value-type="float">
            <text:p>12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3">
          <table:table-cell table:number-columns-repeated="2"/>
          <table:table-cell office:value-type="string" calcext:value-type="string">
            <text:p>Issues translating kinect pixel numbers to coordinate referenced to any robot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SUM([.D9]*[.E9])" office:value-type="float" office:value="24" calcext:value-type="float">
            <text:p>24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3">
          <table:table-cell/>
          <table:table-cell office:value-type="string" calcext:value-type="string">
            <text:p>Gripper vision:</text:p>
          </table:table-cell>
          <table:table-cell table:number-columns-repeated="3"/>
          <table:table-cell table:formula="of:=SUM([.D10]*[.E10])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fractal QR codes don't work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SUM([.D11]*[.E11])" office:value-type="float" office:value="40" calcext:value-type="float">
            <text:p>40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amera too close, fractal QR code doesn't work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SUM([.D12]*[.E12])" office:value-type="float" office:value="48" calcext:value-type="float">
            <text:p>48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3">
          <table:table-cell table:number-columns-repeated="2"/>
          <table:table-cell office:value-type="string" calcext:value-type="string">
            <text:p>gripper/kinect vision uses up too many computational resources causing issues with kinematic calculations resulting in:</text:p>
          </table:table-cell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Non-smooth trajectorie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SUM([.D14]*[.E14])" office:value-type="float" office:value="10" calcext:value-type="float">
            <text:p>10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Jump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SUM([.D15]*[.E15])" office:value-type="float" office:value="12" calcext:value-type="float">
            <text:p>12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<text:s/>collisions with other object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D16]*[.E16])" office:value-type="float" office:value="18" calcext:value-type="float">
            <text:p>18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ollisions with self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D17]*[.E17])" office:value-type="float" office:value="18" calcext:value-type="float">
            <text:p>18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gripper can't deform to shape of object properly, can't pick object up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D18]*[.E18])" office:value-type="float" office:value="18" calcext:value-type="float">
            <text:p>18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ocalisation: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Robot crashes into walls/things resulting in: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.D20]*[.E20])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breaks nothing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SUM([.D21]*[.E21])" office:value-type="float" office:value="8" calcext:value-type="float">
            <text:p>8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breaks arm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D22]*[.E22])" office:value-type="float" office:value="18" calcext:value-type="float">
            <text:p>18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breaks encoder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D23]*[.E23])" office:value-type="float" office:value="18" calcext:value-type="float">
            <text:p>18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robot can't get close enough to object (more than once or twice)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SUM([.D24]*[.E24])" office:value-type="float" office:value="21" calcext:value-type="float">
            <text:p>21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3">
          <table:table-cell/>
          <table:table-cell office:value-type="string" calcext:value-type="string">
            <text:p>object mapping:</text:p>
          </table:table-cell>
          <table:table-cell table:number-columns-repeated="3"/>
          <table:table-cell table:formula="of:=SUM([.D25]*[.E25])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Robot can't see far away objects (1.5m+)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SUM([.D26]*[.E26])" office:value-type="float" office:value="21" calcext:value-type="float">
            <text:p>21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robot falsly identifies object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SUM([.D27]*[.E27])" office:value-type="float" office:value="14" calcext:value-type="float">
            <text:p>14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number-columns-repeated="5"/>
          <table:table-cell table:formula="of:=SUM([.D28]*[.E28])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3">
          <table:table-cell/>
          <table:table-cell office:value-type="string" calcext:value-type="string">
            <text:p>arm mounting:</text:p>
          </table:table-cell>
          <table:table-cell table:number-columns-repeated="3"/>
          <table:table-cell table:formula="of:=SUM([.D29]*[.E29])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arm falls off leading to damage of arm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SUM([.D30]*[.E30])" office:value-type="float" office:value="21" calcext:value-type="float">
            <text:p>21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arm overbalances base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SUM([.D31]*[.E31])" office:value-type="float" office:value="18" calcext:value-type="float">
            <text:p>18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3">
          <table:table-cell/>
          <table:table-cell office:value-type="string" calcext:value-type="string">
            <text:p>systems integration:</text:p>
          </table:table-cell>
          <table:table-cell table:number-columns-repeated="3"/>
          <table:table-cell table:formula="of:=SUM([.D32]*[.E32])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must and can't stop/pause SLAM without remapping room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SUM([.D33]*[.E33])" office:value-type="float" office:value="36" calcext:value-type="float">
            <text:p>36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2">
          <table:table-cell/>
          <table:table-cell office:value-type="string" calcext:value-type="string">
            <text:p>object falls out of gripper often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SUM([.D34]*[.E34])" office:value-type="float" office:value="21" calcext:value-type="float">
            <text:p>21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risk: invacare remote finally die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SUM([.D35]*[.E35])" office:value-type="float" office:value="21" calcext:value-type="float">
            <text:p>21</text:p>
          </table:table-cell>
          <table:table-cell/>
          <table:table-cell office:value-type="string" calcext:value-type="string">
            <text:p>reserve budget to buy new controller</text:p>
          </table:table-cell>
          <table:table-cell table:style-name="Default"/>
          <table:table-cell table:number-columns-repeated="1015"/>
        </table:table-row>
        <table:table-row table:style-name="ro1">
          <table:table-cell table:number-columns-repeated="5"/>
          <table:table-cell table:formula="of:=SUM([.D36]*[.E36])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4">
          <table:table-cell office:value-type="string" calcext:value-type="string">
            <text:p>Planning:</text:p>
          </table:table-cell>
          <table:table-cell table:style-name="Default"/>
          <table:table-cell office:value-type="string" calcext:value-type="string">
            <text:p>Fiinished subsystems performance criteria not strict enough to allow for autonomous interaction between subsystem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SUM([.D37]*[.E37])" office:value-type="float" office:value="21" calcext:value-type="float">
            <text:p>21</text:p>
          </table:table-cell>
          <table:table-cell office:value-type="string" calcext:value-type="string">
            <text:p>Unacceptable performance of interaction between systems</text:p>
          </table:table-cell>
          <table:table-cell office:value-type="string" calcext:value-type="string">
            <text:p>Carefully re-evaluate performance criteria of subsystems, potentially suggest alternative subsystems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Human:</text:p>
          </table:table-cell>
          <table:table-cell table:style-name="Default"/>
          <table:table-cell table:number-columns-repeated="3"/>
          <table:table-cell table:formula="of:=SUM([.D38]*[.E38])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2">
          <table:table-cell/>
          <table:table-cell table:style-name="Default"/>
          <table:table-cell office:value-type="string" calcext:value-type="string">
            <text:p>lab is frequently full of people during <text:s/>testing/development, scrambles SLAM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SUM([.D39]*[.E39])" office:value-type="float" office:value="32" calcext:value-type="float">
            <text:p>32</text:p>
          </table:table-cell>
          <table:table-cell office:value-type="string" calcext:value-type="string">
            <text:p>More than two days spent at low productivity due to people walking nearby</text:p>
          </table:table-cell>
          <table:table-cell/>
          <table:table-cell table:style-name="Default"/>
          <table:table-cell table:number-columns-repeated="1015"/>
        </table:table-row>
        <table:table-row table:style-name="ro4">
          <table:table-cell/>
          <table:table-cell table:style-name="Default"/>
          <table:table-cell office:value-type="string" calcext:value-type="string">
            <text:p>Getting caught in the details of a subsystem, spending too long trying to fix unexpected issues in a subsystem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SUM([.D40]*[.E40])" office:value-type="float" office:value="49" calcext:value-type="float">
            <text:p>49</text:p>
          </table:table-cell>
          <table:table-cell office:value-type="string" calcext:value-type="string">
            <text:p>Subsystem developent time exceeded</text:p>
          </table:table-cell>
          <table:table-cell office:value-type="string" calcext:value-type="string">
            <text:p>Group meeting, analyse alternative subsystems/different ways of achieving the same thing</text:p>
          </table:table-cell>
          <table:table-cell table:style-name="Default"/>
          <table:table-cell table:number-columns-repeated="1015"/>
        </table:table-row>
        <table:table-row table:style-name="ro1">
          <table:table-cell/>
          <table:table-cell table:style-name="Default"/>
          <table:table-cell office:value-type="string" calcext:value-type="string">
            <text:p>risk: Tom/Dan falls ill for:</text:p>
          </table:table-cell>
          <table:table-cell table:number-columns-repeated="2"/>
          <table:table-cell table:formula="of:=SUM([.D41]*[.E41])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/>
          <table:table-cell table:style-name="Default"/>
          <table:table-cell office:value-type="string" calcext:value-type="string">
            <text:p>1 week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SUM([.D42]*[.E42])" office:value-type="float" office:value="14" calcext:value-type="float">
            <text:p>14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/>
          <table:table-cell table:style-name="Default"/>
          <table:table-cell office:value-type="string" calcext:value-type="string">
            <text:p>2-4 week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SUM([.D43]*[.E43])" office:value-type="float" office:value="16" calcext:value-type="float">
            <text:p>16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/>
          <table:table-cell table:style-name="Default"/>
          <table:table-cell office:value-type="string" calcext:value-type="string">
            <text:p>4-8 weeks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SUM([.D44]*[.E44])" office:value-type="float" office:value="9" calcext:value-type="float">
            <text:p>9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/>
          <table:table-cell table:style-name="Default"/>
          <table:table-cell office:value-type="string" calcext:value-type="string">
            <text:p>8 weeks +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SUM([.D45]*[.E45])" office:value-type="float" office:value="10" calcext:value-type="float">
            <text:p>10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/>
          <table:table-cell table:style-name="Default"/>
          <table:table-cell office:value-type="string" calcext:value-type="string">
            <text:p>CAD could take longer than planned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D46]*[.E46])" office:value-type="float" office:value="9" calcext:value-type="float">
            <text:p>9</text:p>
          </table:table-cell>
          <table:table-cell office:value-type="string" calcext:value-type="string">
            <text:p>CAD development time exceeded</text:p>
          </table:table-cell>
          <table:table-cell office:value-type="string" calcext:value-type="string">
            <text:p>Remaining workload redistributed between us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human/time:</text:p>
          </table:table-cell>
          <table:table-cell table:style-name="Default"/>
          <table:table-cell office:value-type="string" calcext:value-type="string">
            <text:p>Systems integration takes longer than planned (applicable for interaction between every system&amp;subsystem)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SUM([.D47]*[.E47])" office:value-type="float" office:value="49" calcext:value-type="float">
            <text:p>49</text:p>
          </table:table-cell>
          <table:table-cell office:value-type="string" calcext:value-type="string">
            <text:p>Systems integration time exceeded (or looks like it will be)</text:p>
          </table:table-cell>
          <table:table-cell office:value-type="string" calcext:value-type="string">
            <text:p>Reduce scope of project, re-evaluate priority list, divert attention from lower priority tasks, look for potential off-the shelf solutions (unlikely to find any)</text:p>
          </table:table-cell>
          <table:table-cell table:style-name="Default"/>
          <table:table-cell table:number-columns-repeated="1015"/>
        </table:table-row>
        <table:table-row table:style-name="ro1">
          <table:table-cell/>
          <table:table-cell table:style-name="Default"/>
          <table:table-cell office:value-type="string" calcext:value-type="string">
            <text:p>Risk: we lose access to the arm from Marti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SUM([.D48]*[.E48])" office:value-type="float" office:value="10" calcext:value-type="float">
            <text:p>10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esources:</text:p>
          </table:table-cell>
          <table:table-cell table:style-name="Default"/>
          <table:table-cell office:value-type="string" calcext:value-type="string">
            <text:p>Printers unavailable / break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D49]*[.E49])" office:value-type="float" office:value="4" calcext:value-type="float">
            <text:p>4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Logistics:</text:p>
          </table:table-cell>
          <table:table-cell table:style-name="Default"/>
          <table:table-cell office:value-type="string" calcext:value-type="string">
            <text:p>long lead times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SUM([.D50]*[.E50])" office:value-type="float" office:value="32" calcext:value-type="float">
            <text:p>32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an't return servos if faulty / break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D51]*[.E51])" office:value-type="float" office:value="36" calcext:value-type="float">
            <text:p>36</text:p>
          </table:table-cell>
          <table:table-cell/>
          <table:table-cell office:value-type="string" calcext:value-type="string">
            <text:p>Order more servos if our surplus falls below two</text:p>
          </table:table-cell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an't get PCB mad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SUM([.D52]*[.E52])" office:value-type="float" office:value="8" calcext:value-type="float">
            <text:p>8</text:p>
          </table:table-cell>
          <table:table-cell/>
          <table:table-cell office:value-type="string" calcext:value-type="string">
            <text:p>Point to point wiring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Other:</text:p>
          </table:table-cell>
          <table:table-cell/>
          <table:table-cell office:value-type="string" calcext:value-type="string">
            <text:p>We lose the laptop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SUM([.D53]*[.E53])" office:value-type="float" office:value="18" calcext:value-type="float">
            <text:p>18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We lose the arm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SUM([.D54]*[.E54])" office:value-type="float" office:value="18" calcext:value-type="float">
            <text:p>18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7">00/00/0000</text:date>, <text:time style:data-style-name="N2" text:time-value="21:06:20.3852319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5T17:48:54.470970911</meta:creation-date>
    <dc:date>2018-01-07T22:30:00.724009846</dc:date>
    <meta:editing-duration>PT2H35M35S</meta:editing-duration>
    <meta:editing-cycles>4</meta:editing-cycles>
    <meta:generator>LibreOffice/5.1.6.2$Linux_X86_64 LibreOffice_project/10m0$Build-2</meta:generator>
    <meta:document-statistic meta:table-count="1" meta:cell-count="206" meta:object-count="0"/>
  </office:meta>
</office:document-meta>
</file>